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Symbol1" svg:font-family="Symbol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>
      <style:text-properties fo:color="#ffffff" style:font-name="Arial"/>
    </style:style>
    <style:style style:name="P2" style:family="paragraph" style:parent-style-name="Standard">
      <style:text-properties fo:color="#000000" style:font-name="Arial"/>
    </style:style>
    <style:style style:name="P3" style:family="paragraph" style:parent-style-name="Standard">
      <style:text-properties fo:color="#000000" style:font-name="Arial" officeooo:rsid="0010187d" officeooo:paragraph-rsid="0010187d"/>
    </style:style>
    <style:style style:name="P4" style:family="paragraph" style:parent-style-name="Standard">
      <style:text-properties fo:color="#000000" style:font-name="Arial" officeooo:rsid="001052ce" officeooo:paragraph-rsid="0010187d"/>
    </style:style>
    <style:style style:name="P5" style:family="paragraph" style:parent-style-name="Standard">
      <style:text-properties fo:color="#000000" style:font-name="Arial" officeooo:paragraph-rsid="0010187d"/>
    </style:style>
    <style:style style:name="P6" style:family="paragraph" style:parent-style-name="Standard">
      <style:text-properties fo:color="#000000" style:font-name="Arial" officeooo:paragraph-rsid="0015ed47"/>
    </style:style>
    <style:style style:name="P7" style:family="paragraph" style:parent-style-name="Standard">
      <style:text-properties fo:color="#000000" style:font-name="Arial" officeooo:paragraph-rsid="0016f76a"/>
    </style:style>
    <style:style style:name="P8" style:family="paragraph" style:parent-style-name="Standard">
      <style:text-properties fo:color="#000000" style:font-name="Arial" officeooo:rsid="0018cf32" officeooo:paragraph-rsid="0018cf32" fo:background-color="#ffff00"/>
    </style:style>
    <style:style style:name="P9" style:family="paragraph" style:parent-style-name="Standard">
      <style:paragraph-properties fo:margin-top="0in" fo:margin-bottom="0.1665in" loext:contextual-spacing="false"/>
      <style:text-properties fo:color="#000000" style:font-name="Arial"/>
    </style:style>
    <style:style style:name="P10" style:family="paragraph" style:parent-style-name="Standard" style:master-page-name="Standard">
      <style:paragraph-properties style:page-number="auto"/>
      <style:text-properties fo:color="#000000" style:font-name="Arial" officeooo:rsid="0018cf32" officeooo:paragraph-rsid="0018cf32" fo:background-color="#ffff00"/>
    </style:style>
    <style:style style:name="T1" style:family="text">
      <style:text-properties style:font-name="Times" fo:font-weight="bold" style:font-weight-asian="bold" style:font-name-complex="Times1"/>
    </style:style>
    <style:style style:name="T2" style:family="text">
      <style:text-properties style:font-name="Times" fo:font-weight="bold" officeooo:rsid="0010187d" style:font-weight-asian="bold" style:font-name-complex="Times1"/>
    </style:style>
    <style:style style:name="T3" style:family="text">
      <style:text-properties style:font-name="Times" style:font-name-complex="Times1"/>
    </style:style>
    <style:style style:name="T4" style:family="text">
      <style:text-properties style:font-name="Times" style:font-name-complex="Times1"/>
    </style:style>
    <style:style style:name="T5" style:family="text">
      <style:text-properties style:font-name="Times" style:font-name-complex="Times1"/>
    </style:style>
    <style:style style:name="T6" style:family="text">
      <style:text-properties style:font-name="Times" fo:font-size="13pt" fo:font-weight="bold" style:font-size-asian="13pt" style:font-weight-asian="bold" style:font-name-complex="Times1" style:font-size-complex="13pt"/>
    </style:style>
    <style:style style:name="T7" style:family="text">
      <style:text-properties style:font-name="Symbol" style:font-name-complex="Symbol1"/>
    </style:style>
    <style:style style:name="T8" style:family="text">
      <style:text-properties fo:color="#0000ff" style:font-name="Times" style:font-name-complex="Times1"/>
    </style:style>
    <style:style style:name="T9" style:family="text">
      <style:text-properties fo:color="#0000ff" style:font-name="Times" fo:font-size="13pt" fo:font-weight="bold" style:font-size-asian="13pt" style:font-weight-asian="bold" style:font-name-complex="Times1" style:font-size-complex="13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3pt" fo:font-weight="bold" style:font-size-asian="13pt" style:font-weight-asian="bold" style:font-name-complex="Times1" style:font-size-complex="13pt"/>
    </style:style>
    <style:style style:name="T12" style:family="text">
      <style:text-properties fo:color="#000000" style:font-name="Times" style:font-name-complex="Times1"/>
    </style:style>
    <style:style style:name="T13" style:family="text">
      <style:text-properties fo:color="#000000" style:font-name-complex="Times1"/>
    </style:style>
    <style:style style:name="T14" style:family="text">
      <style:text-properties officeooo:rsid="001052ce"/>
    </style:style>
    <style:style style:name="T15" style:family="text">
      <style:text-properties fo:font-weight="bold" style:font-weight-asian="bold" style:font-name-complex="Times1"/>
    </style:style>
    <style:style style:name="T16" style:family="text">
      <style:text-properties fo:font-weight="bold" officeooo:rsid="0010187d" style:font-weight-asian="bold" style:font-name-complex="Times1"/>
    </style:style>
    <style:style style:name="T17" style:family="text">
      <style:text-properties fo:font-weight="bold" officeooo:rsid="0015ed47" style:font-weight-asian="bold" style:font-name-complex="Times1"/>
    </style:style>
    <style:style style:name="T18" style:family="text">
      <style:text-properties style:font-name-complex="Times1"/>
    </style:style>
    <style:style style:name="T19" style:family="text">
      <style:text-properties style:font-name-complex="Times1"/>
    </style:style>
    <style:style style:name="T20" style:family="text">
      <style:text-properties style:font-name-complex="Times1"/>
    </style:style>
    <style:style style:name="T21" style:family="text">
      <style:text-properties officeooo:rsid="0014db40" style:font-name-complex="Times1"/>
    </style:style>
    <style:style style:name="T22" style:family="text">
      <style:text-properties officeooo:rsid="0015ed47" style:font-name-complex="Times1"/>
    </style:style>
    <style:style style:name="T23" style:family="text">
      <style:text-properties officeooo:rsid="0015ed47" style:font-name-complex="Times1"/>
    </style:style>
    <style:style style:name="T24" style:family="text">
      <style:text-properties officeooo:rsid="0016f76a" style:font-name-complex="Times1"/>
    </style:style>
    <style:style style:name="T25" style:family="text">
      <style:text-properties officeooo:rsid="0016f76a" style:font-name-complex="Times1"/>
    </style:style>
    <style:style style:name="T26" style:family="text">
      <style:text-properties style:font-name-complex="Symbol1"/>
    </style:style>
    <style:style style:name="T27" style:family="text">
      <style:text-properties fo:color="#ffff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5">Name: </text:span></text:p>
      <text:p text:style-name="P8"><text:span text:style-name="T15">Name of group members:</text:span></text:p>
      <text:p text:style-name="P8"><text:span text:style-name="T15"/></text:p>
      <text:p text:style-name="P2"><text:span text:style-name="T15">Understanding Concepts Exercise</text:span></text:p>
      <text:p text:style-name="P2"><text:span text:style-name="T15">CMPSC/BIO 300</text:span></text:p>
      <text:p text:style-name="P2"><text:span text:style-name="T16">Fall</text:span><text:span text:style-name="T15"> 201</text:span><text:span text:style-name="T16">7</text:span></text:p>
      <text:p text:style-name="P3"><text:span text:style-name="T15">26 Sept 2017</text:span></text:p>
      <text:p text:style-name="P2"/>
      <text:p text:style-name="P6"><text:span text:style-name="T18">The DNA sequence below represents the first part of the wild-type human CFTR coding</text:span> <text:span text:style-name="T18">sequence. The sequence shown is the </text:span><text:span text:style-name="T15">non-template</text:span><text:span text:style-name="T18"> strand and is written from </text:span><text:span text:style-name="T15">3′→ 5</text:span><text:span text:style-name="T26">′</text:span><text:span text:style-name="T18">. </text:span></text:p>
      <text:p text:style-name="P2"/>
      <text:p text:style-name="P9"><text:span text:style-name="T18">3</text:span><text:span text:style-name="T26">′</text:span><text:span text:style-name="T18"> CTTTTTTTCAAACCTCTGTTGCGACCGGAAAAGGTCTCCGCTGGAGACGTA </text:span></text:p>
      <text:p text:style-name="P2"><text:span text:style-name="T17">1) </text:span><text:span text:style-name="T15">DNA Manipulation Algorithm:</text:span></text:p>
      <text:p text:style-name="P2"/>
      <text:p text:style-name="P3">Please run the input sequence above thought the DNA manipulation algorithm by hand. What is the output of the algorithm, given the parameters (i.e., template and orientation)? <text:span text:style-name="T14">Indicate which algorithm step was taken to return the output. </text:span></text:p>
      <text:p text:style-name="P4"/>
      <text:p text:style-name="P5"/>
      <text:p text:style-name="P1"><text:span text:style-name="T18">The complementary strand is determined by following the base-pairing rules (A with T, G with C):</text:span></text:p>
      <text:p text:style-name="P1"><text:span text:style-name="T18">5</text:span><text:span text:style-name="T26">′</text:span><text:span text:style-name="T18"> GAAAAAAAGTTTGGAGACAACGCTGGCCTTTTCCAGAGGCGACCTCTGCAT</text:span></text:p>
      <text:p text:style-name="P1"/>
      <text:p text:style-name="P1"><text:span text:style-name="T18">Then the inverse of this complementary strand to show it in the 3’-&gt;5’ direction gives:</text:span></text:p>
      <text:p text:style-name="P1"><text:span text:style-name="T18"><text:line-break/></text:span><text:span text:style-name="T11">3’ TACGTCTCCAGCGGAGACCTTTTCCGGTCGCAACAGAGGTTTGAAAAAAAG </text:span></text:p>
      <text:p text:style-name="P1"/>
      <text:p text:style-name="P7"><text:span text:style-name="T22">2</text:span><text:span text:style-name="T18">) Given the sequence </text:span><text:span text:style-name="T22">you obtained from the previous step, </text:span><text:span text:style-name="T18">write the mRNA following the base-pairing rules (Transcription algorithm). </text:span><text:span text:style-name="T24">Describe how this step is performed.</text:span></text:p>
      <text:p text:style-name="P2"/>
      <text:p text:style-name="P2"/>
      <text:p text:style-name="P2"/>
      <text:p text:style-name="P2"/>
      <text:p text:style-name="P2"><text:span text:style-name="T22">3</text:span><text:span text:style-name="T18">) Given the mRNA you obtain</text:span><text:span text:style-name="T22">ed,</text:span><text:span text:style-name="T18"> u</text:span><text:span text:style-name="T18">s</text:span><text:span text:style-name="T22">e</text:span><text:span text:style-name="T18"> the genetic code table presented in class </text:span><text:span text:style-name="T22">to</text:span><text:span text:style-name="T18"> translate your mRNA </text:span><text:span text:style-name="T22">into protein </text:span><text:span text:style-name="T18">using the one-letter amino-acid code (Translation algorithm). </text:span><text:span text:style-name="T24">Describe how this step is performed.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Symbol1" svg:font-family="Symbol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F" style:font-size-asian="12pt" style:language-asian="ja" style:country-asian="JP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F" style:font-size-asian="12pt" style:language-asian="ja" style:country-asian="JP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yl Jumadinova</meta:initial-creator>
    <meta:editing-cycles>12</meta:editing-cycles>
    <meta:creation-date>2016-02-18T00:13:00</meta:creation-date>
    <dc:date>2017-09-25T17:50:48.694740000</dc:date>
    <meta:editing-duration>PT33M59S</meta:editing-duration>
    <meta:generator>LibreOffice/5.3.4.2$MacOSX_X86_64 LibreOffice_project/f82d347ccc0be322489bf7da61d7e4ad13fe2ff3</meta:generator>
    <meta:document-statistic meta:table-count="0" meta:image-count="0" meta:object-count="0" meta:page-count="1" meta:paragraph-count="16" meta:word-count="179" meta:character-count="1259" meta:non-whitespace-character-count="109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